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1.6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66cm" fo:min-width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1.27cm" svg:x="8.493cm" svg:y="7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27cm" svg:x="8.493cm" svg:y="6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27cm" svg:x="8.493cm" svg:y="4.80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874cm" svg:height="0.962cm" svg:x="5.191cm" svg:y="2.786cm">
          <draw:text-box>
            <text:p>push</text:p>
          </draw:text-box>
        </draw:frame>
        <draw:frame draw:style-name="gr2" draw:text-style-name="P2" xml:id="id4" draw:id="id4" draw:layer="layout" svg:width="1.556cm" svg:height="0.962cm" svg:x="12.546cm" svg:y="2.886cm">
          <draw:text-box>
            <text:p>pop</text:p>
          </draw:text-box>
        </draw:frame>
        <draw:custom-shape draw:style-name="gr3" draw:text-style-name="P3" xml:id="id2" draw:id="id2" draw:layer="layout" svg:width="0.762cm" svg:height="1.016cm" svg:x="8.62cm" svg:y="4.93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065cm" svg:y1="3.267cm" svg:x2="9.001cm" svg:y2="4.937cm" draw:start-shape="id1" draw:start-glue-point="1" draw:end-shape="id2" draw:end-glue-point="0" svg:d="M7065 3267c1291 0 1936 556 1936 1670" svg:viewBox="0 0 1937 1671">
          <text:p/>
        </draw:connector>
        <draw:custom-shape draw:style-name="gr3" draw:text-style-name="P3" xml:id="id3" draw:id="id3" draw:layer="layout" svg:width="0.762cm" svg:height="1.016cm" svg:x="9.82cm" svg:y="4.93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201cm" svg:y1="4.937cm" svg:x2="12.546cm" svg:y2="3.367cm" draw:start-shape="id3" draw:start-glue-point="0" draw:end-shape="id4" draw:end-glue-point="3" svg:d="M10201 4937c0-1047 781-1570 2345-1570" svg:viewBox="0 0 2346 15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rax </meta:initial-creator>
    <meta:creation-date>2016-02-06T14:59:40.529445618</meta:creation-date>
    <dc:date>2016-02-06T15:24:03.897662074</dc:date>
    <dc:creator>forax </dc:creator>
    <meta:editing-duration>PT9M13S</meta:editing-duration>
    <meta:editing-cycles>1</meta:editing-cycles>
    <meta:document-statistic meta:object-count="9"/>
    <meta:generator>LibreOffice/5.0.4.2$Linux_X86_64 LibreOffice_project/00$Build-2</meta:generator>
  </office:meta>
</office:document-meta>
</file>